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4000002726E7700C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287cm" svg:height="12.734cm" svg:x="0.963cm" svg:y="0.516cm">
          <draw:image xlink:href="Pictures/10000001000002D4000002726E7700C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2:47:30.793446442</meta:creation-date>
    <dc:date>2024-06-02T13:31:53.290752914</dc:date>
    <meta:editing-duration>PT44M23S</meta:editing-duration>
    <meta:editing-cycles>4</meta:editing-cycles>
    <meta:generator>LibreOffice/24.2.3.2$Linux_X86_64 LibreOffice_project/420$Build-2</meta:generator>
    <meta:document-statistic meta:object-count="1"/>
  </office:meta>
</office:document-meta>
</file>